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835in"/>
    </style:style>
    <style:style style:name="co2" style:family="table-column">
      <style:table-column-properties fo:break-before="auto" style:column-width="5.8429in"/>
    </style:style>
    <style:style style:name="co3" style:family="table-column">
      <style:table-column-properties fo:break-before="auto" style:column-width="4.878in"/>
    </style:style>
    <style:style style:name="co4" style:family="table-column">
      <style:table-column-properties fo:break-before="auto" style:column-width="4.6311in"/>
    </style:style>
    <style:style style:name="co5" style:family="table-column">
      <style:table-column-properties fo:break-before="auto" style:column-width="4.0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6528in" fo:break-before="auto" style:use-optimal-row-height="fals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5492in" fo:break-before="auto" style:use-optimal-row-height="fals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99ffff" style:text-align-source="fix" style:repeat-content="fals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1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99ffff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ffff00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 style:data-style-name="N37"/>
    <style:style style:name="ce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odetoTop Checklist</text:p>
          </table:table-cell>
          <table:covered-table-cell table:style-name="ce4"/>
          <table:covered-table-cell table:style-name="ce10"/>
          <table:table-cell table:number-columns-repeated="2"/>
        </table:table-row>
        <table:table-row table:style-name="ro1">
          <table:table-cell table:style-name="ce2"/>
          <table:table-cell table:style-name="ce5" office:value-type="string" calcext:value-type="string">
            <text:p>Rule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Pass if</text:p>
          </table:table-cell>
          <table:table-cell table:style-name="ce11" office:value-type="string" calcext:value-type="string">
            <text:p>Note</text:p>
          </table:table-cell>
        </table:table-row>
        <table:table-row table:style-name="ro1">
          <table:table-cell table:style-name="ce3" office:value-type="string" calcext:value-type="string">
            <text:p>GENERAL RULE</text:p>
          </table:table-cell>
          <table:table-cell table:style-name="ce6"/>
          <table:table-cell table:style-name="ce12" table:number-columns-repeated="3"/>
        </table:table-row>
        <table:table-row table:style-name="ro2">
          <table:table-cell/>
          <table:table-cell office:value-type="string" calcext:value-type="string">
            <text:p>Người dùng phải đăng kí thành công với những thông tin hợp lệ</text:p>
          </table:table-cell>
          <table:table-cell table:style-name="ce13" office:value-type="string" calcext:value-type="string">
            <text:p>Thông tin hợp lệ:</text:p>
            <text:p>-Email chưa được sử dụng để đăng kí trên hệ thống</text:p>
            <text:p>- Mật khẩu lớn hơn 6 kí tự và khớp khi xác nhận mật khẩu</text:p>
            <text:p>- Các trường  yêu cầu được điền đẩy đủ thông tin</text:p>
          </table:table-cell>
          <table:table-cell office:value-type="string" calcext:value-type="string">
            <text:p>Với những thông tin hợp lệ, thông báo đăng kí thành công xuât hiện</text:p>
          </table:table-cell>
          <table:table-cell office:value-type="string" calcext:value-type="string">
            <text:p>Sử dụng Selenium IDE để record test case</text:p>
          </table:table-cell>
        </table:table-row>
        <table:table-row table:style-name="ro3">
          <table:table-cell/>
          <table:table-cell office:value-type="string" calcext:value-type="string">
            <text:p>Thông báo lỗi hiện lên khi đăng kí với những thông tin không hợp lệ</text:p>
          </table:table-cell>
          <table:table-cell office:value-type="string" calcext:value-type="string">
            <text:p>Các thông tin không hợp lệ:</text:p>
            <text:p>- Kí tự trắng</text:p>
            <text:p>- Kí tự đặc biệt ở username</text:p>
            <text:p>- Mật khẩu nhỏ hơn 6 kí tự</text:p>
            <text:p>- Mật khẩu và xác nận mật khẩu không trùng nhau</text:p>
            <text:p>- Email/Username đã có người sử dụng</text:p>
            <text:p>- Các trường bắt buộc ko được điền</text:p>
          </table:table-cell>
          <table:table-cell office:value-type="string" calcext:value-type="string">
            <text:p>Với từng trường hợp cụ thể, thông báo lỗi hiện ra tương ứng</text:p>
          </table:table-cell>
          <table:table-cell table:style-name="ce16" office:value-type="string" calcext:value-type="string">
            <text:p>Sử dụng Selenium IDE để record test case</text:p>
          </table:table-cell>
        </table:table-row>
        <table:table-row table:style-name="ro4">
          <table:table-cell table:number-columns-repeated="5"/>
        </table:table-row>
        <table:table-row table:style-name="ro5">
          <table:table-cell/>
          <table:table-cell office:value-type="string" calcext:value-type="string">
            <text:p>Người dùng đăng nhập thành công vào hệ thống với tài khoản hợp lệ</text:p>
          </table:table-cell>
          <table:table-cell office:value-type="string" calcext:value-type="string">
            <text:p>Tài khoản hợp lệ:</text:p>
            <text:p>Được kích hoạt bằng đường link gửi về email</text:p>
          </table:table-cell>
          <table:table-cell office:value-type="string" calcext:value-type="string">
            <text:p>Người dùng đăng nhập thành công vào hệ thống với tài khoản hợp lệ</text:p>
          </table:table-cell>
          <table:table-cell office:value-type="string" calcext:value-type="string">
            <text:p>Sử dụng Selenium IDE để record test case</text:p>
          </table:table-cell>
        </table:table-row>
        <table:table-row table:style-name="ro6">
          <table:table-cell/>
          <table:table-cell office:value-type="string" calcext:value-type="string">
            <text:p>Người dùng không thể đăng nhập hệ thống với những thông tin không hợp lệ</text:p>
          </table:table-cell>
          <table:table-cell office:value-type="string" calcext:value-type="string">
            <text:p>Các trường hợp không hợp lệ:</text:p>
            <text:p>- Username/email trống</text:p>
            <text:p>- Không đúng username/mật khẩu</text:p>
            <text:p>- Mật khẩu/username không trùng</text:p>
            <text:p>- Mật khẩu đã được thay đổi</text:p>
            <text:p>- Email chưa được kích hoạt</text:p>
          </table:table-cell>
          <table:table-cell office:value-type="string" calcext:value-type="string">
            <text:p>Hệ thống không cho phép người dùng đăng nhập</text:p>
          </table:table-cell>
          <table:table-cell office:value-type="string" calcext:value-type="string">
            <text:p>Sử dụng Selenium IDE để record test case</text:p>
          </table:table-cell>
        </table:table-row>
        <table:table-row table:style-name="ro7">
          <table:table-cell/>
          <table:table-cell office:value-type="string" calcext:value-type="string">
            <text:p>Giao diện(UI, UX) phải dễ hiểu đối với người dùng, ngay cả người dùng lần đầu sử dụng</text:p>
          </table:table-cell>
          <table:table-cell office:value-type="string" calcext:value-type="string">
            <text:p>- Đồng bộ về màu sắc</text:p>
            <text:p>- Đồng bộ về kích thước các nhóm button, pop-up, screen</text:p>
            <text:p>- Nội dung/ Chức năng dễ hiểu</text:p>
            <text:p>- Các button có hiển thị rõ ràng trong các trường hợp: Hover, select, deselect...</text:p>
          </table:table-cell>
          <table:table-cell table:number-columns-repeated="2"/>
        </table:table-row>
        <table:table-row table:style-name="ro8">
          <table:table-cell/>
          <table:table-cell office:value-type="string" calcext:value-type="string">
            <text:p>Tính năng search sử dụng hiệu quả</text:p>
          </table:table-cell>
          <table:table-cell office:value-type="string" calcext:value-type="string">
            <text:p>Company &amp; Library search:</text:p>
            <text:p>- Question name</text:p>
            <text:p>- Tag</text:p>
            <text:p>- Email</text:p>
            <text:p>…</text:p>
          </table:table-cell>
          <table:table-cell table:number-columns-repeated="2"/>
        </table:table-row>
        <table:table-row table:style-name="ro4">
          <table:table-cell table:number-columns-repeated="5"/>
        </table:table-row>
        <table:table-row table:style-name="ro4">
          <table:table-cell table:style-name="ce3" office:value-type="string" calcext:value-type="string">
            <text:p>USER RULE</text:p>
          </table:table-cell>
          <table:table-cell table:style-name="ce8"/>
          <table:table-cell table:style-name="ce3" table:number-columns-repeated="3"/>
        </table:table-row>
        <table:table-row table:style-name="ro4">
          <table:table-cell/>
          <table:table-cell office:value-type="string" calcext:value-type="string">
            <text:p>Người dùng được đưa đến đúng quyền user sau khi đăng nhập</text:p>
          </table:table-cell>
          <table:table-cell office:value-type="string" calcext:value-type="string">
            <text:p>Thanh HUD bao gồm: ALL TEST /CHALLENGE /WELCOME...</text:p>
          </table:table-cell>
          <table:table-cell office:value-type="string" calcext:value-type="string">
            <text:p>Tài khoản user dẫn đến phân quyền user</text:p>
          </table:table-cell>
          <table:table-cell office:value-type="string" calcext:value-type="string">
            <text:p>Sử dụng Selenium IDE để record test case</text:p>
          </table:table-cell>
        </table:table-row>
        <table:table-row table:style-name="ro4">
          <table:table-cell/>
          <table:table-cell office:value-type="string" calcext:value-type="string">
            <text:p>Bất kì CHALLENGE nào user cũng có thể tham gia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User có thể làm và Submit bài challenge trong các điều kiện bình thường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Kết quả được hiển thị sau khi user làm xong CHALLENGE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Báo lỗi phải hiện ra rõ ràng trong bất kì trường hợp nào xảy ra (Connection/lỗi hệ thống...)</text:p>
          </table:table-cell>
          <table:table-cell table:number-columns-repeated="3"/>
        </table:table-row>
        <table:table-row table:style-name="ro4">
          <table:table-cell table:number-columns-repeated="5"/>
        </table:table-row>
        <table:table-row table:style-name="ro4">
          <table:table-cell/>
          <table:table-cell office:value-type="string" calcext:value-type="string">
            <text:p>Ứng viên truy cập bài test của công ty từ email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Bài test phải hiển thị trong phần ALL TES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hời gian load trong giới hạn cho phép khi có quá nhiều người truy cập cùng lúc</text:p>
          </table:table-cell>
          <table:table-cell office:value-type="string" calcext:value-type="string">
            <text:p>Estimate: Homepage &lt; 10s, Load new question &lt; 3s, Load result code...</text:p>
          </table:table-cell>
          <table:table-cell/>
          <table:table-cell office:value-type="string" calcext:value-type="string">
            <text:p>Using Jmeter to test</text:p>
          </table:table-cell>
        </table:table-row>
        <table:table-row table:style-name="ro5">
          <table:table-cell/>
          <table:table-cell office:value-type="string" calcext:value-type="string">
            <text:p>User làm được bài test trắc nghiệm trên các màn hình di động hoặc máy tính bảng</text:p>
          </table:table-cell>
          <table:table-cell office:value-type="string" calcext:value-type="string">
            <text:p>Responsive các màn hình người dùng có thể truy cập bằng di động. Với trang</text:p>
            <text:p>làm bài test chỉ riêng cho trắc nghiệm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Email gửi về cho ứng viên</text:p>
          </table:table-cell>
          <table:table-cell office:value-type="string" calcext:value-type="string">
            <text:p>Email kích hoạt tài khoản</text:p>
            <text:p>Email Welcome</text:p>
            <text:p>Email auto tạo tài khoản khi challenge</text:p>
            <text:p>Email forgot pass</text:p>
            <text:p>Email submit test</text:p>
            <text:p>Email submit challeng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Đăng nhập/Đăng kí bằng Social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Các tính năng Socical hoạt động hiệu quả tại các point-cut/scenarios qui định</text:p>
          </table:table-cell>
          <table:table-cell office:value-type="string" calcext:value-type="string">
            <text:p>Like page</text:p>
            <text:p>Share screen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User update thông tin</text:p>
          </table:table-cell>
          <table:table-cell office:value-type="string" calcext:value-type="string">
            <text:p>- Update thông tin thành công</text:p>
            <text:p>- Thông tin được update ở những nơ</text:p>
          </table:table-cell>
          <table:table-cell table:number-columns-repeated="2"/>
        </table:table-row>
        <table:table-row table:style-name="ro4">
          <table:table-cell table:number-columns-repeated="5"/>
        </table:table-row>
        <table:table-row table:style-name="ro4">
          <table:table-cell table:style-name="ce3" office:value-type="string" calcext:value-type="string">
            <text:p>COMPANY RULE</text:p>
          </table:table-cell>
          <table:table-cell table:style-name="ce8"/>
          <table:table-cell table:style-name="ce3" table:number-columns-repeated="3"/>
        </table:table-row>
        <table:table-row table:style-name="ro4">
          <table:table-cell/>
          <table:table-cell office:value-type="string" calcext:value-type="string">
            <text:p>Người dùng được đưa đến đúng quyền company sau khi đăng nhập</text:p>
          </table:table-cell>
          <table:table-cell office:value-type="string" calcext:value-type="string">
            <text:p>Thanh HUD bao gồm RECRUITMENT/CHALLENGE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Tài liệu sử dụng hệ thống <text:s/>được gửi cho nhà tuyển dụng </text:p>
          </table:table-cell>
          <table:table-cell table:style-name="ce14" office:value-type="string" calcext:value-type="string">
            <text:p>Tài liệu bao gồm: Cách tạo bài test, cách tao câu hỏi, cách gửi bài test, cách</text:p>
            <text:p> tạo challenge, setting challenge và chú ý, cách tạo email template,</text:p>
            <text:p> Cách report lỗi nếu có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Nhà tuyển dụng tạo được câu hỏ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Nhà tuyển dụng sửa được câu hỏ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Nhà tuyển dụng tạo được bài tes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Nhà tuyển dụng sửa được bài test</text:p>
          </table:table-cell>
          <table:table-cell office:value-type="string" calcext:value-type="string">
            <text:p>Sửa tên/ thời gian bài test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Nhà tuyển dụng gửi được bài test</text:p>
          </table:table-cell>
          <table:table-cell office:value-type="string" calcext:value-type="string">
            <text:p>Trong trường hợp có deadline/Không có deadlin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Nhà tuyển dụng sử dụng được email template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Nhà tuyển dụng nhận được kết quả từ ứng viê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Nhà tuyển dụng tạo được challenge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Nhà tuyển dụng nhận được kết quả từ challenge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Challenge của nhà tuyển dụng mặc định là DISABLE chờ LIBRARY duyệ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Nhà tuyển dụng có thể sửa được challenge chưa public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Email gửi cho company</text:p>
          </table:table-cell>
          <table:table-cell office:value-type="string" calcext:value-type="string">
            <text:p>Send Test</text:p>
            <text:p>User submit</text:p>
          </table:table-cell>
          <table:table-cell table:number-columns-repeated="2"/>
        </table:table-row>
        <table:table-row table:style-name="ro4">
          <table:table-cell table:number-columns-repeated="5"/>
        </table:table-row>
        <table:table-row table:style-name="ro4">
          <table:table-cell table:style-name="ce3" office:value-type="string" calcext:value-type="string">
            <text:p>LIBRARY RULE</text:p>
          </table:table-cell>
          <table:table-cell table:style-name="ce8"/>
          <table:table-cell table:style-name="ce3" table:number-columns-repeated="3"/>
        </table:table-row>
        <table:table-row table:style-name="ro4">
          <table:table-cell/>
          <table:table-cell office:value-type="string" calcext:value-type="string">
            <text:p>Library tạo được câu hỏ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Câu hỏi của library ở dạng public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ibrary tạo được bài tes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Bài test của library ở dạng public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ibrary duyệt câu hỏi từ sub-creat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ibrary duyệt challenge từ company</text:p>
          </table:table-cell>
          <table:table-cell table:number-columns-repeated="3"/>
        </table:table-row>
        <table:table-row table:style-name="ro4">
          <table:table-cell table:number-columns-repeated="5"/>
        </table:table-row>
        <table:table-row table:style-name="ro4">
          <table:table-cell table:style-name="ce3" office:value-type="string" calcext:value-type="string">
            <text:p>SUB-CREATOR RULE</text:p>
          </table:table-cell>
          <table:table-cell table:style-name="ce8"/>
          <table:table-cell table:style-name="ce3" table:number-columns-repeated="3"/>
        </table:table-row>
        <table:table-row table:style-name="ro4">
          <table:table-cell/>
          <table:table-cell office:value-type="string" calcext:value-type="string">
            <text:p>Sub-creator chỉ tạo được câu hỏ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Câu hỏi của Sub-creator phải được duyệt bởi Library trước khi public</text:p>
          </table:table-cell>
          <table:table-cell table:number-columns-repeated="3"/>
        </table:table-row>
        <table:table-row table:style-name="ro4">
          <table:table-cell table:number-columns-repeated="5"/>
        </table:table-row>
        <table:table-row table:style-name="ro4">
          <table:table-cell table:style-name="ce3" office:value-type="string" calcext:value-type="string">
            <text:p>Admin</text:p>
          </table:table-cell>
          <table:table-cell table:style-name="ce9"/>
          <table:table-cell table:style-name="ce15" table:number-columns-repeated="3"/>
        </table:table-row>
        <table:table-row table:style-name="ro4">
          <table:table-cell/>
          <table:table-cell office:value-type="string" calcext:value-type="string">
            <text:p>Admin active tài khoản cho company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Admin xem được log của những action log của các tài khoản</text:p>
          </table:table-cell>
          <table:table-cell table:number-columns-repeated="3"/>
        </table:table-row>
        <table:table-row table:style-name="ro4" table:number-rows-repeated="1048517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09:44:24.668834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0:55:50.495194020</meta:creation-date>
    <dc:date>2016-06-20T18:44:03.369066475</dc:date>
    <meta:editing-duration>PT6H37M59S</meta:editing-duration>
    <meta:editing-cycles>7</meta:editing-cycles>
    <meta:generator>LibreOffice/4.2.8.2$Linux_x86 LibreOffice_project/420m0$Build-2</meta:generator>
    <meta:document-statistic meta:table-count="1" meta:cell-count="82" meta:object-count="0"/>
  </office:meta>
</office:document-meta>
</file>